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🔹 Absatz ohne Style</text:p>
      <text:p text:style-name="NoStyleDefinition">🔸 Absatz mit Style-Name, aber ohne Optionen</text:p>
      <text:p text:style-name="CustomHeading"><text:span text:style-name="auto_613b0056">✅ Absatz mit definiertem Style</text:span><text:span text:style-name="auto_f4440c60">Fetter Text</text:span><text:span text:style-name="auto_0d33967e">, kursiv</text:span><text:span text:style-name="auto_af03657e">, und farbig</text:span></text:p>
      <text:p text:style-name="StyledPara"><text:span text:style-name="auto_fd716353">🎯 Absatz mit Absatz- und Textstil</text:span><text:span text:style-name="auto_b37c1e31">Rechter Text</text:span></text:p>
    </office:text>
  </office:body>
</office:document-content>
</file>

<file path=styles.xml><?xml version="1.0" encoding="UTF-8"?>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<office:font-face-decls><style:font-face style:name="FreeSans" svg:font-family="FreeSans" style:font-family-generic="swiss"/><style:font-face style:name="FreeSans1" svg:font-family="FreeSans" style:font-family-generic="system" style:font-pitch="variable"/><style:font-face style:name="Liberation Sans" svg:font-family="'Liberation Sans'" style:font-family-generic="swiss" style:font-pitch="variable"/><style:font-face style:name="Liberation Serif" svg:font-family="'Liberation Serif'" style:font-family-generic="roman" style:font-pitch="variable"/><style:font-face style:name="Noto Sans CJK SC" svg:font-family="'Noto Sans CJK SC'" style:font-family-generic="system" style:font-pitch="variable"/><style:font-face style:name="Noto Serif CJK SC" svg:font-family="'Noto Serif CJK SC'" style:font-family-generic="system" style:font-pitch="variable"/></office:font-face-decls><office:styles><style:default-style style:family="graphic">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<style:paragraph-properties style:text-autospace="ideograph-alpha" style:line-break="strict" loext:tab-stop-distance="0cm" style:font-independent-line-spacing="false"><style:tab-stops/></style:paragraph-properties>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</style:default-style><style:default-style style:family="paragraph"><style:paragraph-properties fo:orphans="2" fo:widows="2" fo:hyphenation-ladder-count="no-limit" style:text-autospace="ideograph-alpha" style:punctuation-wrap="hanging" style:line-break="strict" style:tab-stop-distance="1.251cm" style:writing-mode="page"/>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</style:default-style><style:default-style style:family="table"><style:table-properties table:border-model="collapsing"/></style:default-style><style:default-style style:family="table-row"><style:table-row-properties fo:keep-together="auto"/></style:default-style><style:style style:name="Standard" style:family="paragraph" style:class="text"/><style:style style:name="Heading" style:family="paragraph" style:parent-style-name="Standard" style:next-style-name="Text_20_body" style:class="text"><style:paragraph-properties fo:margin-top="0.423cm" fo:margin-bottom="0.212cm" style:contextual-spacing="false" fo:keep-with-next="always"/>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</style:style><style:style style:name="Text_20_body" style:display-name="Text body" style:family="paragraph" style:parent-style-name="Standard" style:class="text"><style:paragraph-properties fo:margin-top="0cm" fo:margin-bottom="0.247cm" style:contextual-spacing="false" fo:line-height="115%"/></style:style><style:style style:name="List" style:family="paragraph" style:parent-style-name="Text_20_body" style:class="list"><style:text-properties style:font-size-asian="12pt" style:font-name-complex="FreeSans" style:font-family-complex="FreeSans" style:font-family-generic-complex="swiss"/></style:style><style:style style:name="Caption" style:family="paragraph" style:parent-style-name="Standard" style:class="extra"><style:paragraph-properties fo:margin-top="0.212cm" fo:margin-bottom="0.212cm" style:contextual-spacing="false" text:number-lines="false" text:line-number="0"/>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</style:style><style:style style:name="Index" style:family="paragraph" style:parent-style-name="Standard" style:class="index"><style:paragraph-properties text:number-lines="false" text:line-number="0"/><style:text-properties style:font-size-asian="12pt" style:font-name-complex="FreeSans" style:font-family-complex="FreeSans" style:font-family-generic-complex="swiss"/></style:style><text:outline-style style:name="Outline"><text:outline-level-style text:level="1" loext:num-list-format="%1%" style:num-format=""><style:list-level-properties text:list-level-position-and-space-mode="label-alignment"><style:list-level-label-alignment text:label-followed-by="listtab"/></style:list-level-properties></text:outline-level-style><text:outline-level-style text:level="2" loext:num-list-format="%2%" style:num-format=""><style:list-level-properties text:list-level-position-and-space-mode="label-alignment"><style:list-level-label-alignment text:label-followed-by="listtab"/></style:list-level-properties></text:outline-level-style><text:outline-level-style text:level="3" loext:num-list-format="%3%" style:num-format=""><style:list-level-properties text:list-level-position-and-space-mode="label-alignment"><style:list-level-label-alignment text:label-followed-by="listtab"/></style:list-level-properties></text:outline-level-style><text:outline-level-style text:level="4" loext:num-list-format="%4%" style:num-format=""><style:list-level-properties text:list-level-position-and-space-mode="label-alignment"><style:list-level-label-alignment text:label-followed-by="listtab"/></style:list-level-properties></text:outline-level-style><text:outline-level-style text:level="5" loext:num-list-format="%5%" style:num-format=""><style:list-level-properties text:list-level-position-and-space-mode="label-alignment"><style:list-level-label-alignment text:label-followed-by="listtab"/></style:list-level-properties></text:outline-level-style><text:outline-level-style text:level="6" loext:num-list-format="%6%" style:num-format=""><style:list-level-properties text:list-level-position-and-space-mode="label-alignment"><style:list-level-label-alignment text:label-followed-by="listtab"/></style:list-level-properties></text:outline-level-style><text:outline-level-style text:level="7" loext:num-list-format="%7%" style:num-format=""><style:list-level-properties text:list-level-position-and-space-mode="label-alignment"><style:list-level-label-alignment text:label-followed-by="listtab"/></style:list-level-properties></text:outline-level-style><text:outline-level-style text:level="8" loext:num-list-format="%8%" style:num-format=""><style:list-level-properties text:list-level-position-and-space-mode="label-alignment"><style:list-level-label-alignment text:label-followed-by="listtab"/></style:list-level-properties></text:outline-level-style><text:outline-level-style text:level="9" loext:num-list-format="%9%" style:num-format=""><style:list-level-properties text:list-level-position-and-space-mode="label-alignment"><style:list-level-label-alignment text:label-followed-by="listtab"/></style:list-level-properties></text:outline-level-style><text:outline-level-style text:level="10" loext:num-list-format="%10%" style:num-format=""><style:list-level-properties text:list-level-position-and-space-mode="label-alignment"><style:list-level-label-alignment text:label-followed-by="listtab"/></style:list-level-properties></text:outline-level-style></text:outline-style><text:notes-configuration text:note-class="footnote" style:num-format="1" text:start-value="0" text:footnotes-position="page" text:start-numbering-at="document"/><text:notes-configuration text:note-class="endnote" style:num-format="i" text:start-value="0"/><text:linenumbering-configuration text:number-lines="false" text:offset="0.499cm" style:num-format="1" text:number-position="left" text:increment="5"/><loext:theme loext:name="Office"><loext:theme-colors loext:name="LibreOffice"><loext:color loext:name="dark1" loext:color="#000000"/><loext:color loext:name="light1" loext:color="#ffffff"/><loext:color loext:name="dark2" loext:color="#000000"/><loext:color loext:name="light2" loext:color="#ffffff"/><loext:color loext:name="accent1" loext:color="#18a303"/><loext:color loext:name="accent2" loext:color="#0369a3"/><loext:color loext:name="accent3" loext:color="#a33e03"/><loext:color loext:name="accent4" loext:color="#8e03a3"/><loext:color loext:name="accent5" loext:color="#c99c00"/><loext:color loext:name="accent6" loext:color="#c9211e"/><loext:color loext:name="hyperlink" loext:color="#0000ee"/><loext:color loext:name="followed-hyperlink" loext:color="#551a8b"/></loext:theme-colors></loext:theme><style:style style:name="Heading 1" style:family="paragraph" style:parent-style-name="Standard"><style:text-properties fo:font-weight="bold"/><style:paragraph-properties fo:margin-top="0.5cm" fo:margin-bottom="0.3cm"/></style:style><style:style style:name="Heading 2" style:family="paragraph" style:parent-style-name="Standard"><style:text-properties fo:font-weight="bold"/><style:paragraph-properties fo:margin-top="0.5cm" fo:margin-bottom="0.3cm"/></style:style><style:style style:name="Heading 3" style:family="paragraph" style:parent-style-name="Standard"><style:text-properties fo:font-weight="bold"/><style:paragraph-properties fo:margin-top="0.5cm" fo:margin-bottom="0.3cm"/></style:style><style:style style:name="Heading 4" style:family="paragraph" style:parent-style-name="Standard"><style:text-properties fo:font-weight="bold"/><style:paragraph-properties fo:margin-top="0.5cm" fo:margin-bottom="0.3cm"/></style:style><style:style style:name="Heading 5" style:family="paragraph" style:parent-style-name="Standard"><style:text-properties fo:font-weight="bold"/><style:paragraph-properties fo:margin-top="0.5cm" fo:margin-bottom="0.3cm"/></style:style><style:style style:name="Heading 6" style:family="paragraph" style:parent-style-name="Standard"><style:text-properties fo:font-weight="bold"/><style:paragraph-properties fo:margin-top="0.5cm" fo:margin-bottom="0.3cm"/></style:style><style:style style:name="auto_613b0056" style:family="text" style:parent-style-name="Standard"><style:text-properties fo:background-color="#d1e0ff"/></style:style><style:style style:name="auto_f4440c60" style:family="text" style:parent-style-name="Standard"><style:text-properties fo:font-weight="bold"/></style:style><style:style style:name="auto_0d33967e" style:family="text" style:parent-style-name="Standard"><style:text-properties fo:font-style="italic"/></style:style><style:style style:name="auto_af03657e" style:family="text" style:parent-style-name="Standard"><style:text-properties fo:color="#ff0000"/></style:style><style:style style:name="auto_fd716353" style:family="text" style:parent-style-name="Standard"><style:text-properties/></style:style><style:style style:name="auto_b37c1e31" style:family="text" style:parent-style-name="Standard"><style:text-properties fo:font-weight="bold" fo:color="#008000"/></style:style><style:style style:name="auto_613b0056" style:family="text" style:parent-style-name="Standard"><style:text-properties margin-top="1cm" margin-bottom="0.5cm" text-align="center" background-color="#d1e0ff" text-indent="1cm"/></style:style><style:style style:name="auto_f4440c60" style:family="text" style:parent-style-name="Standard"><style:text-properties bold="1"/></style:style><style:style style:name="auto_0d33967e" style:family="text" style:parent-style-name="Standard"><style:text-properties italic="1"/></style:style><style:style style:name="auto_af03657e" style:family="text" style:parent-style-name="Standard"><style:text-properties color="#ff0000"/></style:style><style:style style:name="auto_fd716353" style:family="text" style:parent-style-name="Standard"><style:text-properties text-align="right" margin-left="2cm"/></style:style></style:style></office:styles><office:automatic-styles><style:page-layout style:name="Mpm1">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<style:footnote-sep style:width="0.018cm" style:distance-before-sep="0.101cm" style:distance-after-sep="0.101cm" style:line-style="solid" style:adjustment="left" style:rel-width="25%" style:color="#000000"/></style:page-layout-properties><style:header-style/><style:footer-style/></style:page-layout><style:style style:name="Mdp1" style:family="drawing-page"><style:drawing-page-properties draw:background-size="full"/></style:style></office:automatic-styles><office:master-styles><style:master-page style:name="Standard" style:page-layout-name="Mpm1" draw:style-name="Mdp1"/></office:master-styles><text:list-style style:name="Bullet_20_Symbol"><text:list-level-style-bullet text:level="1" text:bullet-char="•"><style:list-level-properties text:space-before="0.5cm" text:min-label-width="0.5cm"/></text:list-level-style-bullet></text:list-style><text:list-style style:name="Numbering_20_Symbol"><text:list-level-style-number text:level="1" style:num-format="1" style:num-suffix="." style:num-prefix=""><style:list-level-properties text:space-before="0.5cm" text:min-label-width="0.5cm"/></text:list-level-style-number></text:list-style></office:document-styles>
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1T09:58:37.490842945</dc:date>
    <meta:editing-duration>PT1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